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 style:shadow="none"/>
    </style:style>
    <style:style style:name="Tabelle1.A" style:family="table-column">
      <style:table-column-properties style:column-width="5.099cm" style:rel-column-width="2891*"/>
    </style:style>
    <style:style style:name="Tabelle1.B" style:family="table-column">
      <style:table-column-properties style:column-width="7.191cm" style:rel-column-width="4077*"/>
    </style:style>
    <style:style style:name="Tabelle1.C" style:family="table-column">
      <style:table-column-properties style:column-width="4.71cm" style:rel-column-width="2670*"/>
    </style:style>
    <style:style style:name="Tabelle1.A1" style:family="table-cell">
      <style:table-cell-properties fo:padding="0.097cm" fo:border-left="0.05pt solid #ccffff" fo:border-right="none" fo:border-top="0.05pt solid #ccffff" fo:border-bottom="0.05pt solid #ccffff"/>
    </style:style>
    <style:style style:name="Tabelle1.C1" style:family="table-cell">
      <style:table-cell-properties fo:padding="0.097cm" fo:border="0.05pt solid #ccffff"/>
    </style:style>
    <style:style style:name="P1" style:family="paragraph" style:parent-style-name="Table_20_Contents">
      <style:text-properties officeooo:rsid="00132f9c" officeooo:paragraph-rsid="00132f9c"/>
    </style:style>
    <style:style style:name="P2" style:family="paragraph" style:parent-style-name="Table_20_Contents">
      <style:text-properties officeooo:rsid="00132f9c" officeooo:paragraph-rsid="00135e6b"/>
    </style:style>
    <style:style style:name="P3" style:family="paragraph" style:parent-style-name="Table_20_Contents">
      <style:text-properties officeooo:rsid="00132f9c" officeooo:paragraph-rsid="00152c3e"/>
    </style:style>
    <style:style style:name="P4" style:family="paragraph" style:parent-style-name="Table_20_Contents">
      <style:text-properties style:text-underline-style="solid" style:text-underline-width="auto" style:text-underline-color="font-color" fo:font-weight="bold" officeooo:rsid="00132f9c" officeooo:paragraph-rsid="00132f9c" style:font-weight-asian="bold" style:font-weight-complex="bold"/>
    </style:style>
    <style:style style:name="P5" style:family="paragraph" style:parent-style-name="Table_20_Contents">
      <style:text-properties style:text-underline-style="solid" style:text-underline-width="auto" style:text-underline-color="font-color" fo:font-weight="bold" officeooo:rsid="00132f9c" officeooo:paragraph-rsid="00135e6b" style:font-weight-asian="bold" style:font-weight-complex="bold"/>
    </style:style>
    <style:style style:name="P6" style:family="paragraph" style:parent-style-name="Table_20_Contents">
      <style:text-properties style:text-underline-style="solid" style:text-underline-width="auto" style:text-underline-color="font-color" fo:font-weight="bold" officeooo:rsid="00132f9c" officeooo:paragraph-rsid="00152c3e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Graphics</text:p>
            <text:p text:style-name="P1">addAlpha</text:p>
            <text:p text:style-name="P1">addFade</text:p>
            <text:p text:style-name="P1">betaPlot</text:p>
            <text:p text:style-name="P1">betaPlotComp</text:p>
            <text:p text:style-name="P1">ciBand</text:p>
            <text:p text:style-name="P1">circle</text:p>
            <text:p text:style-name="P1">classify</text:p>
            <text:p text:style-name="P1">colPoints</text:p>
            <text:p text:style-name="P1">colPointsHist</text:p>
            <text:p text:style-name="P1">colPointsLegend</text:p>
            <text:p text:style-name="P1">divPal</text:p>
            <text:p text:style-name="P1">funnelPlot</text:p>
            <text:p text:style-name="P1">groupHist</text:p>
            <text:p text:style-name="P1">horizHist</text:p>
            <text:p text:style-name="P1">lim0</text:p>
            <text:p text:style-name="P1">linLogHist</text:p>
            <text:p text:style-name="P1">linLogTrans</text:p>
            <text:p text:style-name="P1">locArrow</text:p>
            <text:p text:style-name="P1">locLine</text:p>
            <text:p text:style-name="P1">logAxis</text:p>
            <text:p text:style-name="P1">logHist</text:p>
            <text:p text:style-name="P1">monthAxis</text:p>
            <text:p text:style-name="P1">movAvLines</text:p>
            <text:p text:style-name="P1">normPlot</text:p>
            <text:p text:style-name="P1">panelDim</text:p>
            <text:p text:style-name="P1">pretty2</text:p>
            <text:p text:style-name="P1">quantileBands</text:p>
            <text:p text:style-name="P1">rainbow2</text:p>
            <text:p text:style-name="P1">seqPal</text:p>
            <text:p text:style-name="P1">showPal</text:p>
            <text:p text:style-name="P1">smallPlot</text:p>
            <text:p text:style-name="P1">spiralDate</text:p>
            <text:p text:style-name="P1">spiralDateAnim</text:p>
            <text:p text:style-name="P1">tableColVal</text:p>
            <text:p text:style-name="P1">textField</text:p>
          </table:table-cell>
          <table:table-cell table:style-name="Tabelle1.A1" office:value-type="string">
            <text:p text:style-name="P1"><text:span text:style-name="T1">Dataframes / arrays / lists</text:span></text:p>
            <text:p text:style-name="P1">addRows</text:p>
            <text:p text:style-name="P1">around</text:p>
            <text:p text:style-name="P1">getColumn</text:p>
            <text:p text:style-name="P1">getName</text:p>
            <text:p text:style-name="P1">headtail</text:p>
            <text:p text:style-name="P1">insertRows</text:p>
            <text:p text:style-name="P1">l2array</text:p>
            <text:p text:style-name="P1">l2df</text:p>
            <text:p text:style-name="P1">sortDF</text:p>
            <text:p text:style-name="P1"/>
            <text:p text:style-name="P1"/>
            <text:p text:style-name="P4">Files, Charstrings</text:p>
            <text:p text:style-name="P1">checkFile</text:p>
            <text:p text:style-name="P1">combineFiles</text:p>
            <text:p text:style-name="P1">compareFiles</text:p>
            <text:p text:style-name="P1">convertUmlaut</text:p>
            <text:p text:style-name="P1">dupes</text:p>
            <text:p text:style-name="P1">removeSpace</text:p>
            <text:p text:style-name="P1">toupper1</text:p>
            <text:p text:style-name="P1">truncMessage</text:p>
            <text:p text:style-name="P2"/>
            <text:p text:style-name="P2"/>
            <text:p text:style-name="P6">to be checked for removal</text:p>
            <text:p text:style-name="P3">dataDWD</text:p>
            <text:p text:style-name="P3">funTinn</text:p>
            <text:p text:style-name="P3">logVals</text:p>
            <text:p text:style-name="P3">monthLabs</text:p>
            <text:p text:style-name="P3">readDWD</text:p>
            <text:p text:style-name="P3">runAxis</text:p>
            <text:p text:style-name="P3">smoothLines</text:p>
            <text:p text:style-name="P3">timer</text:p>
            <text:p text:style-name="P3"/>
            <text:p text:style-name="P3"/>
            <text:p text:style-name="P6">Hydrology</text:p>
            <text:p text:style-name="P3">climateGraph</text:p>
            <text:p text:style-name="P3">gof</text:p>
            <text:p text:style-name="P3">lsc</text:p>
            <text:p text:style-name="P3">seasonality</text:p>
            <text:p text:style-name="P3">superPos</text:p>
            <text:p text:style-name="P3">unitHydrograph</text:p>
          </table:table-cell>
          <table:table-cell table:style-name="Tabelle1.C1" office:value-type="string">
            <text:p text:style-name="P3"><text:span text:style-name="T1">programming</text:span></text:p>
            <text:p text:style-name="P3">funSource</text:p>
            <text:p text:style-name="P3">instGit</text:p>
            <text:p text:style-name="P3">is.error</text:p>
            <text:p text:style-name="P3">library2</text:p>
            <text:p text:style-name="P3">lsMem</text:p>
            <text:p text:style-name="P3">owa</text:p>
            <text:p text:style-name="P3">TFtest</text:p>
            <text:p text:style-name="P3">traceCall</text:p>
            <text:p text:style-name="P3">tryStack</text:p>
            <text:p text:style-name="P3"/>
            <text:p text:style-name="P3"/>
            <text:p text:style-name="P4">Misc</text:p>
            <text:p text:style-name="P1">anhang</text:p>
            <text:p text:style-name="P1">approx2</text:p>
            <text:p text:style-name="P1">ci</text:p>
            <text:p text:style-name="P1">createFun</text:p>
            <text:p text:style-name="P1">dataStr</text:p>
            <text:p text:style-name="P1">distance</text:p>
            <text:p text:style-name="P1">exp4p</text:p>
            <text:p text:style-name="P1">expReg</text:p>
            <text:p text:style-name="P1">exTime</text:p>
            <text:p text:style-name="P1">googleLink2pdf</text:p>
            <text:p text:style-name="P1">linReg</text:p>
            <text:p text:style-name="P1">logSpaced</text:p>
            <text:p text:style-name="P1">movAv</text:p>
            <text:p text:style-name="P1">mReg</text:p>
            <text:p text:style-name="P1">na9</text:p>
            <text:p text:style-name="P1">nameSample</text:p>
            <text:p text:style-name="P1">quantileMean</text:p>
            <text:p text:style-name="P1">rescale</text:p>
            <text:p text:style-name="P1">seqR</text:p>
            <text:p text:style-name="P1">yearSamp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ry Boessenkool</meta:initial-creator>
    <meta:creation-date>2016-12-10T16:04:46.433000000</meta:creation-date>
    <dc:date>2016-12-10T16:11:44.480000000</dc:date>
    <dc:creator>Berry Boessenkool</dc:creator>
    <meta:editing-duration>PT6M58S</meta:editing-duration>
    <meta:editing-cycles>3</meta:editing-cycles>
    <meta:generator>LibreOffice/5.2.2.2$Windows_x86 LibreOffice_project/8f96e87c890bf8fa77463cd4b640a2312823f3ad</meta:generator>
    <meta:document-statistic meta:table-count="1" meta:image-count="0" meta:object-count="0" meta:page-count="1" meta:paragraph-count="102" meta:word-count="111" meta:character-count="871" meta:non-whitespace-character-count="862"/>
  </office:meta>
</office:document-meta>
</file>